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67cm"/>
    </style:style>
    <style:style style:name="co3" style:family="table-column">
      <style:table-column-properties fo:break-before="auto" style:column-width="13.998cm"/>
    </style:style>
    <style:style style:name="co4" style:family="table-column">
      <style:table-column-properties fo:break-before="auto" style:column-width="11.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0000"/>
    </style:style>
  </office:automatic-styles>
  <office:body>
    <office:spreadsheet>
      <table:table table:name="List1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efs</text:p>
          </table:table-cell>
          <table:table-cell table:style-name="ce3" office:value-type="string" calcext:value-type="string">
            <text:p>Supply 1</text:p>
          </table:table-cell>
          <table:table-cell table:style-name="ce3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4C</text:p>
          </table:table-cell>
          <table:table-cell/>
          <table:table-cell office:value-type="string" calcext:value-type="string">
            <text:p>Nokia battery BL-4C</text:p>
          </table:table-cell>
          <table:table-cell office:value-type="string" calcext:value-type="string">
            <text:p>BAT20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,5p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KS0805 12p/50V NPO SAM 5%</text:p>
          </table:table-cell>
          <table:table-cell office:value-type="string" calcext:value-type="string">
            <text:p>C401 C402</text:p>
          </table:table-cell>
          <table:table-cell office:value-type="string" calcext:value-type="string">
            <text:p><text:a xlink:href="http://www.gme.cz/cks0805-12p-50v-npo-sam-5-p906-005" xlink:type="simple">http://www.gme.cz/cks0805-12p-50v-npo-sam-5-p906-005</text:a>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KS0805 18p/50V NPO YAG 5%</text:p>
          </table:table-cell>
          <table:table-cell office:value-type="string" calcext:value-type="string">
            <text:p>C403 C404</text:p>
          </table:table-cell>
          <table:table-cell office:value-type="string" calcext:value-type="string">
            <text:p><text:a xlink:href="http://www.gme.cz/cks0805-18p-50v-npo-yag-5-p906-010" xlink:type="simple">http://www.gme.cz/cks0805-18p-50v-npo-yag-5-p906-010</text:a>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KS0805 100n/50V X7R YAG 10%</text:p>
          </table:table-cell>
          <table:table-cell office:value-type="string" calcext:value-type="string">
            <text:p>C405 C406 C407 C408 C409 C410 C411 C412 C413 C501</text:p>
          </table:table-cell>
          <table:table-cell office:value-type="string" calcext:value-type="string">
            <text:p><text:a xlink:href="http://www.gme.cz/cks0805-100n-50v-x7r-yag-10-p906-096" xlink:type="simple">http://www.gme.cz/cks0805-100n-50v-x7r-yag-10-p906-096</text:a>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u/50V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CKS1206 1u/50V X7R HIT 10%</text:p>
          </table:table-cell>
          <table:table-cell office:value-type="string" calcext:value-type="string">
            <text:p>C302 C303 C304 C311 C312</text:p>
          </table:table-cell>
          <table:table-cell office:value-type="string" calcext:value-type="string">
            <text:p><text:a xlink:href="http://www.gme.cz/cks1206-1u-50v-x7r-hit-10-p905-014" xlink:type="simple">http://www.gme.cz/cks1206-1u-50v-x7r-hit-10-p905-014</text:a>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u/25V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KS0805 1u/25V X7R YAG 10%</text:p>
          </table:table-cell>
          <table:table-cell office:value-type="string" calcext:value-type="string">
            <text:p>C305 C306 C307 C308 C309 C310</text:p>
          </table:table-cell>
          <table:table-cell office:value-type="string" calcext:value-type="string">
            <text:p><text:a xlink:href="http://www.gme.cz/cks0805-1u-25v-x7r-yag-10-p905-183" xlink:type="simple">http://www.gme.cz/cks0805-1u-25v-x7r-yag-10-p905-183</text:a>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CKS1206 4,7u/16V X7R HIT 10%</text:p>
          </table:table-cell>
          <table:table-cell office:value-type="string" calcext:value-type="string">
            <text:p>C201 C202 C203 C204 C301</text:p>
          </table:table-cell>
          <table:table-cell office:value-type="string" calcext:value-type="string">
            <text:p><text:a xlink:href="http://www.gme.cz/cks1206-4-7u-16v-x7r-hit-10-p905-195" xlink:type="simple">http://www.gme.cz/cks1206-4-7u-16v-x7r-hit-10-p905-195</text:a>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PS1L30U</text:p>
          </table:table-cell>
          <table:table-cell office:value-type="string" calcext:value-type="string">
            <text:p>DO-214AA(SMB)</text:p>
          </table:table-cell>
          <table:table-cell office:value-type="string" calcext:value-type="string">
            <text:p>STMICROELECTRONICS - STPS1L30U - DIODE, SCHOTTKY, 1A, 30V, SMD, SMB</text:p>
          </table:table-cell>
          <table:table-cell office:value-type="string" calcext:value-type="string">
            <text:p>D202 D203</text:p>
          </table:table-cell>
          <table:table-cell office:value-type="string" calcext:value-type="string">
            <text:p><text:a xlink:href="http://cz.farnell.com/jsp/search/productdetail.jsp?SKU=1467550" xlink:type="simple">http://cz.farnell.com/jsp/search/productdetail.jsp?SKU=1467550</text:a>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BR0530</text:p>
          </table:table-cell>
          <table:table-cell office:value-type="string" calcext:value-type="string">
            <text:p>sod123</text:p>
          </table:table-cell>
          <table:table-cell office:value-type="string" calcext:value-type="string">
            <text:p>ON SEMICONDUCTOR - MBR0530T1G - DIODE, SCHOTTKY, 0.5A, 30V, SOD-123</text:p>
          </table:table-cell>
          <table:table-cell office:value-type="string" calcext:value-type="string">
            <text:p>D302 D401</text:p>
          </table:table-cell>
          <table:table-cell office:value-type="string" calcext:value-type="string">
            <text:p><text:a xlink:href="http://cz.farnell.com/jsp/search/productdetail.jsp?SKU=1431036" xlink:type="simple">http://cz.farnell.com/jsp/search/productdetail.jsp?SKU=1431036</text:a>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D_RGB_AN</text:p>
          </table:table-cell>
          <table:table-cell table:style-name="ce4" office:value-type="string" calcext:value-type="string">
            <text:p>WURTH_LED4SMD</text:p>
          </table:table-cell>
          <table:table-cell office:value-type="string" calcext:value-type="string">
            <text:p>WURTH ELEKTRONIK - 150141M173100 - LED, 1411, RGB, 270MCD/950MCD/230MCD</text:p>
          </table:table-cell>
          <table:table-cell office:value-type="string" calcext:value-type="string">
            <text:p>D402 D403 D404 D201</text:p>
          </table:table-cell>
          <table:table-cell office:value-type="string" calcext:value-type="string">
            <text:p><text:a xlink:href="http://cz.farnell.com/jsp/search/productdetail.jsp?SKU=2322115" xlink:type="simple">http://cz.farnell.com/jsp/search/productdetail.jsp?SKU=2322115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30SWFILM</text:p>
          </table:table-cell>
          <table:table-cell office:value-type="string" calcext:value-type="string">
            <text:p>SOT323</text:p>
          </table:table-cell>
          <table:table-cell office:value-type="string" calcext:value-type="string">
            <text:p>STMICROELECTRONICS - BAT30SWFILM - DIODE, SCHOTTKY, 30V, DUAL SOT-323</text:p>
          </table:table-cell>
          <table:table-cell office:value-type="string" calcext:value-type="string">
            <text:p>D301</text:p>
          </table:table-cell>
          <table:table-cell office:value-type="string" calcext:value-type="string">
            <text:p><text:a xlink:href="http://cz.farnell.com/jsp/search/productdetail.jsp?SKU=1749247" xlink:type="simple">http://cz.farnell.com/jsp/search/productdetail.jsp?SKU=1749247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Tlumivka SMD FASTRON TL.22µH SMD 10%</text:p>
          </table:table-cell>
          <table:table-cell office:value-type="string" calcext:value-type="string">
            <text:p>L301</text:p>
          </table:table-cell>
          <table:table-cell office:value-type="string" calcext:value-type="string">
            <text:p><text:a xlink:href="http://www.gme.cz/tlumivka-smd-fastron-tl-22uh-smd-10-p965-011" xlink:type="simple">http://www.gme.cz/tlumivka-smd-fastron-tl-22uh-smd-10-p965-011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1PIN_SMD</text:p>
          </table:table-cell>
          <table:table-cell office:value-type="string" calcext:value-type="string">
            <text:p>(RTC test point)</text:p>
          </table:table-cell>
          <table:table-cell office:value-type="string" calcext:value-type="string">
            <text:p>P401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_2</text:p>
          </table:table-cell>
          <table:table-cell office:value-type="string" calcext:value-type="string">
            <text:p>pin_strip_2</text:p>
          </table:table-cell>
          <table:table-cell office:value-type="string" calcext:value-type="string">
            <text:p>(Motor)</text:p>
          </table:table-cell>
          <table:table-cell office:value-type="string" calcext:value-type="string">
            <text:p>P402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_10</text:p>
          </table:table-cell>
          <table:table-cell table:style-name="ce5"/>
          <table:table-cell office:value-type="string" calcext:value-type="string">
            <text:p>Dutinková lišta BTK1N10, 2mm*10pin</text:p>
          </table:table-cell>
          <table:table-cell office:value-type="string" calcext:value-type="string">
            <text:p>P403</text:p>
          </table:table-cell>
          <table:table-cell office:value-type="string" calcext:value-type="string">
            <text:p><text:a xlink:href="http://www.gme.cz/dutinkova-lista-btk1n10-p832-257" xlink:type="simple">http://www.gme.cz/dutinkova-lista-btk1n10-p832-257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849</text:p>
          </table:table-cell>
          <table:table-cell office:value-type="string" calcext:value-type="string">
            <text:p>SOT23EBC</text:p>
          </table:table-cell>
          <table:table-cell office:value-type="string" calcext:value-type="string">
            <text:p>BC849C</text:p>
          </table:table-cell>
          <table:table-cell office:value-type="string" calcext:value-type="string">
            <text:p>Q401</text:p>
          </table:table-cell>
          <table:table-cell office:value-type="string" calcext:value-type="string">
            <text:p><text:a xlink:href="http://www.gme.cz/bc849c-p912-012" xlink:type="simple">http://www.gme.cz/bc849c-p912-012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1304BDL</text:p>
          </table:table-cell>
          <table:table-cell office:value-type="string" calcext:value-type="string">
            <text:p>sc70</text:p>
          </table:table-cell>
          <table:table-cell office:value-type="string" calcext:value-type="string">
            <text:p>VISHAY SILICONIX - SI1304BDL-T1-E3 - MOSFET, N CH, 30V, 0.9A, SC-70</text:p>
          </table:table-cell>
          <table:table-cell office:value-type="string" calcext:value-type="string">
            <text:p>Q301</text:p>
          </table:table-cell>
          <table:table-cell office:value-type="string" calcext:value-type="string">
            <text:p><text:a xlink:href="http://cz.farnell.com/jsp/search/productdetail.jsp?SKU=2101433" xlink:type="simple">http://cz.farnell.com/jsp/search/productdetail.jsp?SKU=2101433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R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0603 3R3 1%</text:p>
          </table:table-cell>
          <table:table-cell office:value-type="string" calcext:value-type="string">
            <text:p>R301</text:p>
          </table:table-cell>
          <table:table-cell office:value-type="string" calcext:value-type="string">
            <text:p><text:a xlink:href="http://www.gme.cz/r0603-3r3-1-p901-712" xlink:type="simple">http://www.gme.cz/r0603-3r3-1-p901-712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0603 33R 1%</text:p>
          </table:table-cell>
          <table:table-cell office:value-type="string" calcext:value-type="string">
            <text:p>R402</text:p>
          </table:table-cell>
          <table:table-cell office:value-type="string" calcext:value-type="string">
            <text:p><text:a xlink:href="http://www.gme.cz/r0603-33r-1-p901-477" xlink:type="simple">http://www.gme.cz/r0603-33r-1-p901-477</text:a>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0603 330R 1%</text:p>
          </table:table-cell>
          <table:table-cell office:value-type="string" calcext:value-type="string">
            <text:p>R403 R405 R406 R408 R409 R411 R202 R203</text:p>
          </table:table-cell>
          <table:table-cell office:value-type="string" calcext:value-type="string">
            <text:p><text:a xlink:href="http://www.gme.cz/r0603-330r-1-p901-493" xlink:type="simple">http://www.gme.cz/r0603-330r-1-p901-493</text:a>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0603 470R 1%</text:p>
          </table:table-cell>
          <table:table-cell office:value-type="string" calcext:value-type="string">
            <text:p>R404 R407 R410 R201</text:p>
          </table:table-cell>
          <table:table-cell office:value-type="string" calcext:value-type="string">
            <text:p><text:a xlink:href="http://www.gme.cz/r0603-470r-1-p901-495" xlink:type="simple">http://www.gme.cz/r0603-470r-1-p901-495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0603 4K7 1%</text:p>
          </table:table-cell>
          <table:table-cell office:value-type="string" calcext:value-type="string">
            <text:p>R401</text:p>
          </table:table-cell>
          <table:table-cell office:value-type="string" calcext:value-type="string">
            <text:p><text:a xlink:href="http://www.gme.cz/r0603-4k7-1-p901-509" xlink:type="simple">http://www.gme.cz/r0603-4k7-1-p901-509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0603 10K 1%</text:p>
          </table:table-cell>
          <table:table-cell office:value-type="string" calcext:value-type="string">
            <text:p>R204</text:p>
          </table:table-cell>
          <table:table-cell office:value-type="string" calcext:value-type="string">
            <text:p><text:a xlink:href="http://www.gme.cz/r0603-10k-1-p901-399" xlink:type="simple">http://www.gme.cz/r0603-10k-1-p901-399</text:a>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0603 47K 1%</text:p>
          </table:table-cell>
          <table:table-cell office:value-type="string" calcext:value-type="string">
            <text:p>R205 R206</text:p>
          </table:table-cell>
          <table:table-cell office:value-type="string" calcext:value-type="string">
            <text:p><text:a xlink:href="http://www.gme.cz/r0603-47k-1-p901-522" xlink:type="simple">http://www.gme.cz/r0603-47k-1-p901-522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L1014BF180QG</text:p>
          </table:table-cell>
          <table:table-cell table:style-name="ce4" office:value-type="string" calcext:value-type="string">
            <text:p>PUSH_SMD_TL1014</text:p>
          </table:table-cell>
          <table:table-cell office:value-type="string" calcext:value-type="string">
            <text:p>E-SWITCH - TL1014BF180QG - SWITCH, TACTILE, SPST, 0.05A, SMD</text:p>
          </table:table-cell>
          <table:table-cell office:value-type="string" calcext:value-type="string">
            <text:p>SW401</text:p>
          </table:table-cell>
          <table:table-cell office:value-type="string" calcext:value-type="string">
            <text:p><text:a xlink:href="http://cz.farnell.com/jsp/search/productdetail.jsp?SKU=2103641" xlink:type="simple">http://cz.farnell.com/jsp/search/productdetail.jsp?SKU=2103641</text:a>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SM4JSMATR</text:p>
          </table:table-cell>
          <table:table-cell table:style-name="ce4" office:value-type="string" calcext:value-type="string">
            <text:p>PUSH_SMD_FSM4JSMATR</text:p>
          </table:table-cell>
          <table:table-cell office:value-type="string" calcext:value-type="string">
            <text:p>TE CONNECTIVITY / ALCOSWITCH - FSM4JSMATR - SWITCH, TACTILE SPST, 0.05A, OUTSIDE L</text:p>
          </table:table-cell>
          <table:table-cell office:value-type="string" calcext:value-type="string">
            <text:p>SW402 SW403 SW404</text:p>
          </table:table-cell>
          <table:table-cell office:value-type="string" calcext:value-type="string">
            <text:p><text:a xlink:href="http://cz.farnell.com/jsp/search/productdetail.jsp?SKU=2292960" xlink:type="simple">http://cz.farnell.com/jsp/search/productdetail.jsp?SKU=2292960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TM431</text:p>
          </table:table-cell>
          <table:table-cell table:style-name="ce4" office:value-type="string" calcext:value-type="string">
            <text:p>BTM431</text:p>
          </table:table-cell>
          <table:table-cell office:value-type="string" calcext:value-type="string">
            <text:p>LAIRD TECHNOLOGIES - BTM431 - BLUETOOTH MOD, AT DATA, INT ANTENNA</text:p>
          </table:table-cell>
          <table:table-cell office:value-type="string" calcext:value-type="string">
            <text:p>U501</text:p>
          </table:table-cell>
          <table:table-cell office:value-type="string" calcext:value-type="string">
            <text:p><text:a xlink:href="http://cz.farnell.com/jsp/search/productdetail.jsp?SKU=1857737" xlink:type="simple">http://cz.farnell.com/jsp/search/productdetail.jsp?SKU=1857737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M32F103RXT</text:p>
          </table:table-cell>
          <table:table-cell office:value-type="string" calcext:value-type="string">
            <text:p>lqfp64</text:p>
          </table:table-cell>
          <table:table-cell office:value-type="string" calcext:value-type="string">
            <text:p>STMICROELECTRONICS - STM32F103RCT6 - MCU, 32BIT, CORTEX-M3, 72MHZ, LQFP-64</text:p>
          </table:table-cell>
          <table:table-cell office:value-type="string" calcext:value-type="string">
            <text:p>U401</text:p>
          </table:table-cell>
          <table:table-cell office:value-type="string" calcext:value-type="string">
            <text:p><text:a xlink:href="http://cz.farnell.com/stmicroelectronics/stm32f103rct6/mcu-32bit-cortex-m3-72mhz-lqfp/dp/1624136" xlink:type="simple">http://cz.farnell.com/stmicroelectronics/stm32f103rct6/mcu-32bit-cortex-m3-72mhz-lqfp/dp/1624136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ICRO-B_USB</text:p>
          </table:table-cell>
          <table:table-cell office:value-type="string" calcext:value-type="string">
            <text:p>FCI - 10103594-0001LF - MICRO USB B, RECEPTACLE, SMT, RA, 5WAY</text:p>
          </table:table-cell>
          <table:table-cell office:value-type="string" calcext:value-type="string">
            <text:p>U201</text:p>
          </table:table-cell>
          <table:table-cell office:value-type="string" calcext:value-type="string">
            <text:p><text:a xlink:href="http://cz.farnell.com/jsp/search/productdetail.jsp?SKU=2293752" xlink:type="simple">http://cz.farnell.com/jsp/search/productdetail.jsp?SKU=2293752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6BX</text:p>
          </table:table-cell>
          <table:table-cell office:value-type="string" calcext:value-type="string">
            <text:p>SO8N</text:p>
          </table:table-cell>
          <table:table-cell office:value-type="string" calcext:value-type="string">
            <text:p>STMICROELECTRONICS - USB6B1RL - ESD PROTECTION ARRAY, SOIC-8</text:p>
          </table:table-cell>
          <table:table-cell office:value-type="string" calcext:value-type="string">
            <text:p>U202</text:p>
          </table:table-cell>
          <table:table-cell office:value-type="string" calcext:value-type="string">
            <text:p><text:a xlink:href="http://cz.farnell.com/jsp/search/productdetail.jsp?SKU=2341651" xlink:type="simple">http://cz.farnell.com/jsp/search/productdetail.jsp?SKU=2341651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73831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MICROCHIP - MCP73831T-2DCI/OT - IC, BATT MGMT, LI-ION/LI-POLY, SOT23-5</text:p>
          </table:table-cell>
          <table:table-cell office:value-type="string" calcext:value-type="string">
            <text:p>U203</text:p>
          </table:table-cell>
          <table:table-cell office:value-type="string" calcext:value-type="string">
            <text:p><text:a xlink:href="http://cz.farnell.com/microchip/mcp73831t-2dci-ot/ic-batt-mgmt-li-ion-li-poly-sot23/dp/1840935" xlink:type="simple">http://cz.farnell.com/microchip/mcp73831t-2dci-ot/ic-batt-mgmt-li-ion-li-poly-sot23/dp/1840935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D59015C33R</text:p>
          </table:table-cell>
          <table:table-cell office:value-type="string" calcext:value-type="string">
            <text:p>SOT323-5</text:p>
          </table:table-cell>
          <table:table-cell office:value-type="string" calcext:value-type="string">
            <text:p>STMICROELECTRONICS - LD59015C33R - V REG, 2.3-5.5V, 0.15A, 3.3V, 5SOT323</text:p>
          </table:table-cell>
          <table:table-cell office:value-type="string" calcext:value-type="string">
            <text:p>U204</text:p>
          </table:table-cell>
          <table:table-cell office:value-type="string" calcext:value-type="string">
            <text:p><text:a xlink:href="http://cz.farnell.com/stmicroelectronics/ld59015c33r/v-reg-2-3-5-5v-0-15a-3-3v-5sot323/dp/2311335?Ntt=LD59015C33R" xlink:type="simple">http://cz.farnell.com/stmicroelectronics/ld59015c33r/v-reg-2-3-5-5v-0-15a-3-3v-5sot323/dp/2311335?Ntt=LD59015C33R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LEX_FPC_RCPT_24POS</text:p>
          </table:table-cell>
          <table:table-cell office:value-type="string" calcext:value-type="string">
            <text:p>MOLEX - 52435-2471 - CONNECTOR, FPC, RCPT, 24POS, 1ROW</text:p>
          </table:table-cell>
          <table:table-cell office:value-type="string" calcext:value-type="string">
            <text:p>X301</text:p>
          </table:table-cell>
          <table:table-cell office:value-type="string" calcext:value-type="string">
            <text:p><text:a xlink:href="http://cz.farnell.com/jsp/search/productdetail.jsp?sku=2396220" xlink:type="simple">http://cz.farnell.com/jsp/search/productdetail.jsp?sku=2396220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M309S8.000MABJ</text:p>
          </table:table-cell>
          <table:table-cell table:style-name="ce4" office:value-type="string" calcext:value-type="string">
            <text:p>XTAL_CM309S</text:p>
          </table:table-cell>
          <table:table-cell office:value-type="string" calcext:value-type="string">
            <text:p>CITIZEN FINETECH MIYOTA - CM309S8.000MABJ-UT - CRYSTAL 8MHZ</text:p>
          </table:table-cell>
          <table:table-cell office:value-type="string" calcext:value-type="string">
            <text:p>X402</text:p>
          </table:table-cell>
          <table:table-cell office:value-type="string" calcext:value-type="string">
            <text:p><text:a xlink:href="http://cz.farnell.com/jsp/search/productdetail.jsp?SKU=1703587" xlink:type="simple">http://cz.farnell.com/jsp/search/productdetail.jsp?SKU=1703587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S25-32.768</text:p>
          </table:table-cell>
          <table:table-cell table:style-name="ce4" office:value-type="string" calcext:value-type="string">
            <text:p>XTAL_ABS25</text:p>
          </table:table-cell>
          <table:table-cell office:value-type="string" calcext:value-type="string">
            <text:p>ABRACON - ABS25-32.768KHZ-1-T - CRYSTAL, 32.768KHZ, 12.5PF, SMD</text:p>
          </table:table-cell>
          <table:table-cell office:value-type="string" calcext:value-type="string">
            <text:p>X401</text:p>
          </table:table-cell>
          <table:table-cell office:value-type="string" calcext:value-type="string">
            <text:p><text:a xlink:href="http://cz.farnell.com/jsp/search/productdetail.jsp?SKU=2308714" xlink:type="simple">http://cz.farnell.com/jsp/search/productdetail.jsp?SKU=2308714</text:a></text:p>
          </table:table-cell>
          <table:table-cell table:number-columns-repeated="101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4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4T18:36:44.677411297</meta:creation-date>
    <meta:generator>LibreOffice/4.2.6.2$Linux_X86_64 LibreOffice_project/420$Build-2</meta:generator>
    <dc:date>2014-08-24T21:28:09.902960496</dc:date>
    <meta:editing-duration>PT2H30M52S</meta:editing-duration>
    <meta:editing-cycles>10</meta:editing-cycles>
    <meta:document-statistic meta:table-count="1" meta:cell-count="213" meta:object-count="0"/>
  </office:meta>
</office:document-meta>
</file>